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9be" officeooo:paragraph-rsid="001349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P – Future Gadget Protocoll</text:p>
      <text:p text:style-name="P1"/>
      <text:p text:style-name="P1">REQTO : request time offset</text:p>
      <text:p text:style-name="P1">RCVTO (int hours) : receice time offset (int hours)</text:p>
      <text:p text:style-name="P1">RCVOK successfully received 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21:08.376099895</meta:creation-date>
    <dc:date>2018-04-12T11:13:59.280699853</dc:date>
    <meta:editing-duration>PT42M40S</meta:editing-duration>
    <meta:editing-cycles>1</meta:editing-cycles>
    <meta:document-statistic meta:table-count="0" meta:image-count="0" meta:object-count="0" meta:page-count="1" meta:paragraph-count="4" meta:word-count="22" meta:character-count="139" meta:non-whitespace-character-count="120"/>
    <meta:generator>LibreOffice/5.1.6.2$Linux_X86_64 LibreOffice_project/10m0$Build-2</meta:generator>
  </office:meta>
</office:document-meta>
</file>